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f55d50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5fd251"/>
    </style:style>
    <style:style style:name="P101" style:family="paragraph" style:parent-style-name="Standard">
      <style:text-properties officeooo:paragraph-rsid="0ea9445c"/>
    </style:style>
    <style:style style:name="P102" style:family="paragraph" style:parent-style-name="Standard">
      <style:text-properties officeooo:rsid="0dde9a1c" officeooo:paragraph-rsid="1000e45b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1b182"/>
    </style:style>
    <style:style style:name="P11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officeooo:rsid="0f0ca65a"/>
    </style:style>
    <style:style style:name="T325" style:family="text">
      <style:text-properties style:font-name="Liberation Mono" fo:font-size="11pt" officeooo:rsid="10048e31" style:font-size-asian="11pt" style:font-size-complex="11pt"/>
    </style:style>
    <style:style style:name="T326" style:family="text">
      <style:text-properties fo:font-weight="normal" style:font-weight-asian="normal" style:font-weight-complex="normal"/>
    </style:style>
    <style:style style:name="T327" style:family="text">
      <style:text-properties officeooo:rsid="0f95a7a0"/>
    </style:style>
    <style:style style:name="T328" style:family="text">
      <style:text-properties officeooo:rsid="0f8f58bd"/>
    </style:style>
    <style:style style:name="T329" style:family="text">
      <style:text-properties style:font-name="Ubuntu1" fo:font-size="10pt" officeooo:rsid="04473353" style:font-size-asian="10pt" style:font-size-complex="10pt"/>
    </style:style>
    <style:style style:name="T330" style:family="text">
      <style:text-properties officeooo:rsid="101b90cf"/>
    </style:style>
    <style:style style:name="T331" style:family="text">
      <style:text-properties officeooo:rsid="101e15d6"/>
    </style:style>
    <style:style style:name="T332" style:family="text">
      <style:text-properties officeooo:rsid="10048e31"/>
    </style:style>
    <style:style style:name="T333" style:family="text">
      <style:text-properties style:text-underline-style="none"/>
    </style:style>
    <style:style style:name="T334" style:family="text">
      <style:text-properties officeooo:rsid="106e501d"/>
    </style:style>
    <style:style style:name="T33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3"/>
      <text:p text:style-name="P43">Dit is een invulbare PDF, afdrukken is niet noodzakelijk.</text:p>
      <text:p text:style-name="P42"><text:span text:style-name="T16"/></text:p>
      <text:p text:style-name="P42"><text:span text:style-name="T16">Vul </text:span><text:span text:style-name="T17">achter</text:span><text:span text:style-name="T13"> de </text:span><text:span text:style-name="Definition"><text:span text:style-name="T324">ONDERSTREEPTE</text:span></text:span><text:span text:style-name="T1"> </text:span><text:span text:style-name="T14">woorden</text:span><text:span text:style-name="T13"> het</text:span><text:span text:style-name="Strong_20_Emphasis"><text:span text:style-name="T322"> </text:span></text:span><text:span text:style-name="Strong_20_Emphasis"><text:span text:style-name="T323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2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99"><text:span text:style-name="Definition"><text:span text:style-name="T279">g</text:span></text:span><text:span text:style-name="Definition">ebruikersnaam</text:span><text:span text:style-name="Definition"><text:span text:style-name="T333"><text:tab/></text:span></text:span><text:span text:style-name="T278"><draw:control text:anchor-type="as-char" svg:y="-0.4cm" draw:z-index="24" draw:name="Gberuikersnaam 2" draw:style-name="gr2" draw:text-style-name="P112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2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3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99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2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6"/>
      <text:p text:style-name="P36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3171374113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2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4" draw:name="Vorm 2" draw:style-name="gr1" draw:text-style-name="P11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8" draw:name="Vorm4" draw:style-name="gr1" draw:text-style-name="P11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90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3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5" draw:name="Vorm 6" draw:style-name="gr1" draw:text-style-name="P111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90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0"/>
      <text:list xml:id="list84447610271411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4" draw:name="Vorm9" draw:style-name="gr1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2">Start de computer op vanaf</text:span><text:span text:style-name="T252"><text:note text:id="ftn5" text:note-class="footnote"><text:note-citation>1</text:note-citation><text:note-body><text:p text:style-name="P98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27">L</text:span><text:span text:style-name="T314">ive </text:span><text:span text:style-name="T328">USB</text:span><text:span text:style-name="T317">-stick</text:span><text:span text:style-name="T329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7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6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20" draw:name="Vorm13_ 2" draw:style-name="gr1" draw:text-style-name="P111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7"><draw:control text:anchor-type="as-char" draw:z-index="10" draw:name="Vorm13_1" draw:style-name="gr1" draw:text-style-name="P11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4"><text:span text:style-name="T332">Typ '</text:span><text:span text:style-name="T325">live</text:span><text:span text:style-name="T33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3" draw:name="Vorm13_ 1" draw:style-name="gr1" draw:text-style-name="P111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2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1" draw:name="Vorm13_ 3" draw:style-name="gr1" draw:text-style-name="P111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30">B</text:span>ij <text:span text:style-name="T315">Regio</text:span> <text:span text:style-name="T330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2" draw:name="Vorm13_ 4" draw:style-name="gr1" draw:text-style-name="P111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23"><text:span text:style-name="T331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5" draw:name="Vorm13" draw:style-name="gr1" draw:text-style-name="P111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6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84448769834824" text:continue-numbering="true" text:style-name="L1">
        <text:list-item>
          <text:p text:style-name="P109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6" draw:name="Vorm22" draw:style-name="gr1" draw:text-style-name="P11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1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6">Volg de aanwijzingen op de </text:span></text:span><text:span text:style-name="Strong_20_Emphasis"><text:span text:style-name="T29">welkomst</text:span></text:span><text:span text:style-name="Strong_20_Emphasis"><text:span text:style-name="T32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11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29" draw:name="Vorm4_ 1" draw:style-name="gr1" draw:text-style-name="P111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4" office:value-type="string">
            <text:p text:style-name="P100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4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9" draw:name="Vorm4_1" draw:style-name="gr1" draw:text-style-name="P111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6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9" office:value-type="string">
            <text:p text:style-name="P100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6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1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2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3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7" draw:name="Vorm33" draw:style-name="gr1" draw:text-style-name="P111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7" office:value-type="string">
            <text:p text:style-name="P100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3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xml:id="list84448830584574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1" draw:name="Vorm36_0" draw:style-name="gr1" draw:text-style-name="P111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6" draw:name="Vorm36_ 1" draw:style-name="gr1" draw:text-style-name="P111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3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7"/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9" draw:name="Vorm36_ 4" draw:style-name="gr1" draw:text-style-name="P111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2" draw:name="Vorm36_2" draw:style-name="gr1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7" draw:name="Vorm36_ 2" draw:style-name="gr1" draw:text-style-name="P111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8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1"/>
      <text:list xml:id="list3473279498" text:style-name="L2">
        <text:list-header>
          <text:p text:style-name="P110"><text:span text:style-name="Emphasis"><text:span text:style-name="T33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3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9">CC0 1.0</text:span></text:span></text:a><text:span text:style-name="Emphasis"><text:span text:style-name="T335"> </text:span></text:span><text:span text:style-name="Emphasis"><text:span text:style-name="T33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35"><text:s/></text:span></text:span><text:span text:style-name="Emphasis"><text:span text:style-name="T33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35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05T08:44:46.713862884">05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8:44:46.598334772</dc:date>
    <meta:keyword>Installatie</meta:keyword>
    <meta:keyword>Checklist</meta:keyword>
    <meta:keyword>Linux</meta:keyword>
    <meta:editing-cycles>6937</meta:editing-cycles>
    <meta:editing-duration>P12DT10H52M28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5" meta:word-count="702" meta:character-count="4799" meta:non-whitespace-character-count="4146"/>
    <meta:user-defined meta:name="Info 1"/>
    <meta:user-defined meta:name="Info 2"/>
    <meta:user-defined meta:name="Info 3"/>
    <meta:user-defined meta:name="Info 4"/>
  </office:meta>
</office:document-meta>
</file>